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2.944cm"/>
          <style:tab-stop style:position="7.475cm"/>
        </style:tab-stops>
      </style:paragraph-properties>
      <style:text-properties style:font-name="DejaVu Sans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7.475cm"/>
        </style:tab-stops>
      </style:paragraph-properties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3.473cm"/>
          <style:tab-stop style:position="7.475cm"/>
        </style:tab-stops>
      </style:paragraph-properties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DejaVu Sans1" fo:font-size="10pt" style:font-size-asian="10pt" style:font-size-complex="10pt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7.475cm"/>
        </style:tab-stops>
      </style:paragraph-properties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text-align="start" style:justify-single-word="false">
        <style:tab-stops>
          <style:tab-stop style:position="7.475cm"/>
        </style:tab-stops>
      </style:paragraph-properties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3">
      <style:paragraph-properties fo:text-align="start" style:justify-single-word="false">
        <style:tab-stops>
          <style:tab-stop style:position="7.475cm"/>
        </style:tab-stops>
      </style:paragraph-properties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4">
      <style:paragraph-properties fo:text-align="start" style:justify-single-word="false">
        <style:tab-stops>
          <style:tab-stop style:position="7.475cm"/>
        </style:tab-stops>
      </style:paragraph-properties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5">
      <style:paragraph-properties fo:text-align="start" style:justify-single-word="false">
        <style:tab-stops>
          <style:tab-stop style:position="3.473cm"/>
          <style:tab-stop style:position="7.475cm"/>
        </style:tab-stops>
      </style:paragraph-properties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6">
      <style:paragraph-properties fo:text-align="start" style:justify-single-word="false">
        <style:tab-stops>
          <style:tab-stop style:position="3.473cm"/>
          <style:tab-stop style:position="7.475cm"/>
        </style:tab-stops>
      </style:paragraph-properties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start"/>
      <style:text-properties style:text-line-through-style="none" style:font-name="DejaVu Sans" fo:font-size="10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Formular" form:apply-filter="true" form:enctype="application/text" form:command-type="table" form:control-implementation="ooo:com.sun.star.form.component.Form" office:target-frame="" xlink:href="" xlink:type="simple">
          <form:text form:name="Textfeld 1" form:control-implementation="ooo:com.sun.star.form.component.TextField" xml:id="control1" form:id="control1" form:current-value="⚕name⚕, ⚕vorname⚕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2" form:id="control2" form:current-value="⚕straße⚕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3" form:id="control3" form:current-value="⚕plz⚕ ⚕ort⚕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trag gemäß § 127 Abs. 2 SGB V über die Versorgung mit<text:line-break/>Inkontinenzhilfsmitteln</text:p>
      <text:p text:style-name="P5"/>
      <text:p text:style-name="P1"/>
      <text:p text:style-name="P2">Anlage 4<text:tab/>Bindungserklärung des Versicherten</text:p>
      <text:p text:style-name="P3"/>
      <text:p text:style-name="P3"/>
      <text:p text:style-name="P3">Name, Vorname des Versicherten:<text:tab/><draw:control text:anchor-type="as-char" svg:y="-0.497cm" draw:z-index="0" draw:style-name="gr1" draw:text-style-name="P12" svg:width="9cm" svg:height="0.5cm" draw:control="control1"/></text:p>
      <text:p text:style-name="P3"/>
      <text:p text:style-name="P3">Straße:<text:tab/><draw:control text:anchor-type="as-char" svg:y="-0.497cm" draw:z-index="1" draw:style-name="gr1" draw:text-style-name="P12" svg:width="9cm" svg:height="0.5cm" draw:control="control2"/></text:p>
      <text:p text:style-name="P3"/>
      <text:p text:style-name="P3">PLZ, Ort:<text:tab/><draw:control text:anchor-type="as-char" svg:y="-0.497cm" draw:z-index="2" draw:style-name="gr1" draw:text-style-name="P12" svg:width="9cm" svg:height="0.5cm" draw:control="control3"/></text:p>
      <text:p text:style-name="P3"/>
      <text:p text:style-name="P3">erhält von der ⚕kk_name⚕ Inkontinenzhilfsmittel.</text:p>
      <text:p text:style-name="P3"/>
      <text:p text:style-name="P3"/>
      <text:p text:style-name="P3">Die Versorgung erfolgt durch</text:p>
      <text:p text:style-name="P3"/>
      <text:p text:style-name="P3"><text:tab/>____________________________________________________</text:p>
      <text:p text:style-name="P3"><text:tab/>(Stempel und Unterschrift des Vertragspartners)</text:p>
      <text:p text:style-name="P3"/>
      <text:list xml:id="list3537638994969435919" text:style-name="L1">
        <text:list-item>
          <text:p text:style-name="P6">Der oben genannte Vertragspartner der ⚕kk_name⚕ hat mich heute über meine Versorgung mit ⚕typ_str⚕en Inkontinenzhilfsmitteln beraten, mich in den Gebrauch der Hilfsmittel eingewiesen und die Liefertermine mit mir abgesprochen.</text:p>
        </text:list-item>
      </text:list>
      <text:p text:style-name="P3"/>
      <text:list xml:id="list323816629461538719" text:style-name="L2">
        <text:list-item>
          <text:p text:style-name="P7">Ich beauftrage den oben genannten Vertragspartner, mich über einen Zeitraum von zwei Jahren mit diesen Hilfsmitteln zu versorgen.</text:p>
        </text:list-item>
      </text:list>
      <text:p text:style-name="P3"/>
      <text:list xml:id="list1674092925097568508" text:style-name="L3">
        <text:list-item>
          <text:p text:style-name="P8">Ich erkläre, keinen anderen Leistungserbringer mit der Inkontinenzhilfsmittelversorgung beauftragt zu haben und ich verpflichte mich, für die Dauer von zwei Jahren keinen solchen Auftrag an ein anderweitiges Unternehmen zu erteilen.</text:p>
        </text:list-item>
      </text:list>
      <text:p text:style-name="P3"/>
      <text:list xml:id="list8916577603653967815" text:style-name="L4">
        <text:list-item>
          <text:p text:style-name="P9">Ich verpflichte mich, meinen beauftragten Vertragspartner über versorgungsrelevante Änderungen in meinen persönlichen Verhältnissen unverzüglich zu informieren:</text:p>
        </text:list-item>
      </text:list>
      <text:p text:style-name="P3"/>
      <text:list xml:id="list1840026074981834368" text:style-name="L5">
        <text:list-item>
          <text:list>
            <text:list-item>
              <text:p text:style-name="P10">Wegfall der Notwendigkeit der Versorgung</text:p>
            </text:list-item>
            <text:list-item>
              <text:p text:style-name="P10">Kassenwechsel</text:p>
            </text:list-item>
            <text:list-item>
              <text:p text:style-name="P10">Wohnungswechsel</text:p>
            </text:list-item>
            <text:list-item>
              <text:p text:style-name="P10">die Aufnahme in eine stationäre Pflegeeinrichtung</text:p>
            </text:list-item>
            <text:list-item>
              <text:p text:style-name="P10">stationäre Krankenhaus- oder Rehabilitationsbehandlung über einen Kalendermonat und länger</text:p>
            </text:list-item>
          </text:list>
        </text:list-item>
      </text:list>
      <text:p text:style-name="P4"/>
      <text:list xml:id="list7896232848985266817" text:style-name="L6">
        <text:list-item>
          <text:p text:style-name="P11">Ich bin informiert, dass ich die Kosten einer zusätzlichen Versorgung selbst zu tragen habe.</text:p>
        </text:list-item>
      </text:list>
      <text:p text:style-name="P4"/>
      <text:p text:style-name="P4">Bemerkungen:</text:p>
      <text:p text:style-name="P4"><draw:control text:anchor-type="as-char" svg:y="-0.499cm" draw:z-index="3" draw:style-name="gr1" draw:text-style-name="P12" svg:width="17.001cm" svg:height="2.5cm" draw:control="control4"/></text:p>
      <text:p text:style-name="P3">Eine <text:span text:style-name="T1">Durchschrift</text:span> der Erklärung habe ich erhalten.</text:p>
      <text:p text:style-name="P3"/>
      <text:p text:style-name="P3"/>
      <text:p text:style-name="P3">Klötze, <text:date style:data-style-name="N36" text:date-value="2023-01-03T14:30:58.52">03.01.2023</text:date></text:p>
      <text:p text:style-name="P3">____________________<text:tab/>_____________________________________________________</text:p>
      <text:p text:style-name="P3">Ort, Datum<text:tab/>Unterschrift des Anspruchsberechtigten, Betreuer</text:p>
      <text:p text:style-name="P3"><text:tab/>oder Bevollmächtig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8T12:21:00.68</meta:creation-date>
    <dc:date>2023-01-03T14:30:58.47</dc:date>
    <meta:editing-duration>PT3H37M48S</meta:editing-duration>
    <meta:editing-cycles>14</meta:editing-cycles>
    <meta:generator>OpenOffice/4.1.13$Win32 OpenOffice.org_project/4113m1$Build-9810</meta:generator>
    <dc:creator>Stadt Apotheke</dc:creator>
    <meta:document-statistic meta:table-count="0" meta:image-count="0" meta:object-count="0" meta:page-count="1" meta:paragraph-count="26" meta:word-count="199" meta:character-count="1650"/>
  </office:meta>
</office:document-meta>
</file>